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15.65pt"/>
    </style:style>
    <style:style style:name="co3" style:family="table-column">
      <style:table-column-properties fo:break-before="auto" style:column-width="21.06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40.3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Expected</text:p>
          </table:table-cell>
          <table:table-cell table:number-columns-repeated="4"/>
          <table:table-cell office:value-type="string" calcext:value-type="string">
            <text:p>Approximated</text:p>
          </table:table-cell>
          <table:table-cell table:number-columns-repeated="6"/>
          <table:table-cell office:value-type="string" calcext:value-type="string">
            <text:p>Prop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delta p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3]-[.I3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3]+[.B3]" office:value-type="float" office:value="7" calcext:value-type="float">
            <text:p>7</text:p>
          </table:table-cell>
          <table:table-cell table:formula="of:=[.D3]+[.C4]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3]*[.F4]*[.F4]/2+[.H$3]*[.F4]+[.I$3]" office:value-type="float" office:value="10.5" calcext:value-type="float">
            <text:p>10.5</text:p>
          </table:table-cell>
          <table:table-cell/>
          <table:table-cell table:formula="of:=[.D4]-[.I4]" office:value-type="float" office:value="1.5" calcext:value-type="float">
            <text:p>1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4]))/2*[.M4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4]+[.B4]" office:value-type="float" office:value="10" calcext:value-type="float">
            <text:p>10</text:p>
          </table:table-cell>
          <table:table-cell table:formula="of:=[.D4]+[.C5]"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4]*[.F5]*[.F5]/2+[.H$3]*[.F5]+[.I$3]" office:value-type="float" office:value="19" calcext:value-type="float">
            <text:p>19</text:p>
          </table:table-cell>
          <table:table-cell/>
          <table:table-cell table:formula="of:=[.D5]-[.I5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5]))/2*[.M5]"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[.C5]+[.B5]" office:value-type="float" office:value="13" calcext:value-type="float">
            <text:p>13</text:p>
          </table:table-cell>
          <table:table-cell table:formula="of:=[.D5]+[.C6]" office:value-type="float" office:value="35" calcext:value-type="float">
            <text:p>3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5]*[.F6]*[.F6]/2+[.H$3]*[.F6]+[.I$3]" office:value-type="float" office:value="30.5" calcext:value-type="float">
            <text:p>30.5</text:p>
          </table:table-cell>
          <table:table-cell/>
          <table:table-cell table:formula="of:=[.D6]-[.I6]" office:value-type="float" office:value="4.5" calcext:value-type="float">
            <text:p>4.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6]))/2*[.M6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6]+[.B6]" office:value-type="float" office:value="16" calcext:value-type="float">
            <text:p>16</text:p>
          </table:table-cell>
          <table:table-cell table:formula="of:=[.D6]+[.C7]" office:value-type="float" office:value="51" calcext:value-type="float">
            <text:p>5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6]*[.F7]*[.F7]/2+[.H$3]*[.F7]+[.I$3]" office:value-type="float" office:value="45" calcext:value-type="float">
            <text:p>45</text:p>
          </table:table-cell>
          <table:table-cell/>
          <table:table-cell table:formula="of:=[.D7]-[.I7]"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7]))/2*[.M7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7]+[.B7]" office:value-type="float" office:value="19" calcext:value-type="float">
            <text:p>19</text:p>
          </table:table-cell>
          <table:table-cell table:formula="of:=[.D7]+[.C8]" office:value-type="float" office:value="70" calcext:value-type="float">
            <text:p>7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7]*[.F8]*[.F8]/2+[.H$3]*[.F8]+[.I$3]" office:value-type="float" office:value="62.5" calcext:value-type="float">
            <text:p>62.5</text:p>
          </table:table-cell>
          <table:table-cell/>
          <table:table-cell table:formula="of:=[.D8]-[.I8]" office:value-type="float" office:value="7.5" calcext:value-type="float">
            <text:p>7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8]))/2*[.M8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8]+[.B8]" office:value-type="float" office:value="22" calcext:value-type="float">
            <text:p>22</text:p>
          </table:table-cell>
          <table:table-cell table:formula="of:=[.D8]+[.C9]" office:value-type="float" office:value="92" calcext:value-type="float">
            <text:p>9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8]*[.F9]*[.F9]/2+[.H$3]*[.F9]+[.I$3]" office:value-type="float" office:value="83" calcext:value-type="float">
            <text:p>83</text:p>
          </table:table-cell>
          <table:table-cell/>
          <table:table-cell table:formula="of:=[.D9]-[.I9]"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9]))/2*[.M9]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9]+[.B9]" office:value-type="float" office:value="25" calcext:value-type="float">
            <text:p>25</text:p>
          </table:table-cell>
          <table:table-cell table:formula="of:=[.D9]+[.C10]" office:value-type="float" office:value="117" calcext:value-type="float">
            <text:p>11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9]*[.F10]*[.F10]/2+[.H$3]*[.F10]+[.I$3]" office:value-type="float" office:value="106.5" calcext:value-type="float">
            <text:p>106.5</text:p>
          </table:table-cell>
          <table:table-cell/>
          <table:table-cell table:formula="of:=[.D10]-[.I10]" office:value-type="float" office:value="10.5" calcext:value-type="float">
            <text:p>1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10]))/2*[.M10]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10]+[.B10]" office:value-type="float" office:value="28" calcext:value-type="float">
            <text:p>28</text:p>
          </table:table-cell>
          <table:table-cell table:formula="of:=[.D10]+[.C11]" office:value-type="float" office:value="145" calcext:value-type="float">
            <text:p>14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10]*[.F11]*[.F11]/2+[.H$3]*[.F11]+[.I$3]" office:value-type="float" office:value="133" calcext:value-type="float">
            <text:p>133</text:p>
          </table:table-cell>
          <table:table-cell/>
          <table:table-cell table:formula="of:=[.D11]-[.I11]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11]))/2*[.M11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11]+[.B11]" office:value-type="float" office:value="31" calcext:value-type="float">
            <text:p>31</text:p>
          </table:table-cell>
          <table:table-cell table:formula="of:=[.D11]+[.C12]" office:value-type="float" office:value="176" calcext:value-type="float">
            <text:p>17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11]*[.F12]*[.F12]/2+[.H$3]*[.F12]+[.I$3]" office:value-type="float" office:value="162.5" calcext:value-type="float">
            <text:p>162.5</text:p>
          </table:table-cell>
          <table:table-cell/>
          <table:table-cell table:formula="of:=[.D12]-[.I12]" office:value-type="float" office:value="13.5" calcext:value-type="float">
            <text:p>13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12]))/2*[.M12]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12]+[.B12]" office:value-type="float" office:value="34" calcext:value-type="float">
            <text:p>34</text:p>
          </table:table-cell>
          <table:table-cell table:formula="of:=[.D12]+[.C13]" office:value-type="float" office:value="210" calcext:value-type="float">
            <text:p>2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G12]*[.F13]*[.F13]/2+[.H$3]*[.F13]+[.I$3]" office:value-type="float" office:value="195" calcext:value-type="float">
            <text:p>195</text:p>
          </table:table-cell>
          <table:table-cell/>
          <table:table-cell table:formula="of:=[.D13]-[.I13]"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P$3]+(([.O$3]+[.N$3])+([.O$3]+[.N$3]*[.M13]))/2*[.M13]" office:value-type="float" office:value="210" calcext:value-type="float">
            <text:p>21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Expected</text:p>
          </table:table-cell>
          <table:table-cell table:number-columns-repeated="11"/>
          <table:table-cell office:value-type="string" calcext:value-type="string">
            <text:p>Propos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17]+[.B17]" office:value-type="float" office:value="12" calcext:value-type="float">
            <text:p>12</text:p>
          </table:table-cell>
          <table:table-cell table:formula="of:=[.D17]+[.C18]" office:value-type="float" office:value="23" calcext:value-type="float">
            <text:p>2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18]))/2*[.M18]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C18]+[.B18]" office:value-type="float" office:value="19" calcext:value-type="float">
            <text:p>19</text:p>
          </table:table-cell>
          <table:table-cell table:formula="of:=[.D18]+[.C19]" office:value-type="float" office:value="42" calcext:value-type="float">
            <text:p>4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19]))/2*[.M19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C19]+[.B19]" office:value-type="float" office:value="26" calcext:value-type="float">
            <text:p>26</text:p>
          </table:table-cell>
          <table:table-cell table:formula="of:=[.D19]+[.C20]" office:value-type="float" office:value="68" calcext:value-type="float">
            <text:p>68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0]))/2*[.M20]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20]+[.B20]" office:value-type="float" office:value="33" calcext:value-type="float">
            <text:p>33</text:p>
          </table:table-cell>
          <table:table-cell table:formula="of:=[.D20]+[.C21]" office:value-type="float" office:value="101" calcext:value-type="float">
            <text:p>101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1]))/2*[.M21]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[.C21]+[.B21]" office:value-type="float" office:value="40" calcext:value-type="float">
            <text:p>40</text:p>
          </table:table-cell>
          <table:table-cell table:formula="of:=[.D21]+[.C22]" office:value-type="float" office:value="141" calcext:value-type="float">
            <text:p>14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2]))/2*[.M22]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22]+[.B22]" office:value-type="float" office:value="47" calcext:value-type="float">
            <text:p>47</text:p>
          </table:table-cell>
          <table:table-cell table:formula="of:=[.D22]+[.C23]" office:value-type="float" office:value="188" calcext:value-type="float">
            <text:p>18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3]))/2*[.M23]" office:value-type="float" office:value="188" calcext:value-type="float">
            <text:p>18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C23]+[.B23]" office:value-type="float" office:value="54" calcext:value-type="float">
            <text:p>54</text:p>
          </table:table-cell>
          <table:table-cell table:formula="of:=[.D23]+[.C24]" office:value-type="float" office:value="242" calcext:value-type="float">
            <text:p>242</text:p>
          </table:table-cell>
          <table:table-cell table:number-columns-repeated="8"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4]))/2*[.M24]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24]+[.B24]" office:value-type="float" office:value="61" calcext:value-type="float">
            <text:p>61</text:p>
          </table:table-cell>
          <table:table-cell table:formula="of:=[.D24]+[.C25]" office:value-type="float" office:value="303" calcext:value-type="float">
            <text:p>303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5]))/2*[.M25]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68" calcext:value-type="float">
            <text:p>68</text:p>
          </table:table-cell>
          <table:table-cell table:formula="of:=[.D25]+[.C26]" office:value-type="float" office:value="371" calcext:value-type="float">
            <text:p>37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6]))/2*[.M26]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26]+[.B26]" office:value-type="float" office:value="75" calcext:value-type="float">
            <text:p>75</text:p>
          </table:table-cell>
          <table:table-cell table:formula="of:=[.D26]+[.C27]" office:value-type="float" office:value="446" calcext:value-type="float">
            <text:p>44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P$17]+(([.O$17]+[.N$17])+([.O$17]+[.N$17]*[.M27]))/2*[.M27]" office:value-type="float" office:value="446" calcext:value-type="float">
            <text:p>4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o Sulzbach</meta:initial-creator>
    <meta:creation-date>2017-12-21T20:01:59.730917996</meta:creation-date>
    <dc:date>2017-12-21T20:24:35.345601528</dc:date>
    <dc:creator>Bernardo Sulzbach</dc:creator>
    <meta:editing-duration>PT1M25S</meta:editing-duration>
    <meta:editing-cycles>1</meta:editing-cycles>
    <meta:document-statistic meta:table-count="1" meta:cell-count="257" meta:object-count="0"/>
    <meta:generator>LibreOffice/5.3.7.2.0$Linux_X86_64 LibreOffice_project/30$Build-2</meta:generator>
  </office:meta>
</office:document-meta>
</file>